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2">
          <table:table-cell office:value-type="string">
            <text:p>Issue</text:p>
          </table:table-cell>
          <table:table-cell office:value-type="string">
            <text:p>Status</text:p>
          </table:table-cell>
          <table:table-cell office:value-type="string">
            <text:p>Commit</text:p>
          </table:table-cell>
          <table:table-cell office:value-type="string">
            <text:p>Branch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office:value-type="string">
            <text:p>in_vitro files fixed</text:p>
          </table:table-cell>
          <table:table-cell office:value-type="string">
            <text:p>bug/neuron_activity</text:p>
          </table:table-cell>
          <table:table-cell office:value-type="string">
            <text:p><text:s/>in_vitro scripts do not wor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office:value-type="string">
            <text:p>bug/neuron_activity</text:p>
          </table:table-cell>
          <table:table-cell office:value-type="string">
            <text:p><text:s/>neuron activity scripts do not work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reorganize params, refactor creation of dictionary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Lindahl</meta:initial-creator>
    <meta:creation-date>2013-12-09T16:31:45</meta:creation-date>
    <meta:generator>LibreOffice/3.5$Linux_X86_64 LibreOffice_project/350m1$Build-2</meta:generator>
    <dc:date>2014-03-20T12:00:47</dc:date>
    <dc:creator>Mikael Lindahl</dc:creator>
    <meta:editing-duration>PT2M7S</meta:editing-duration>
    <meta:editing-cycles>7</meta:editing-cycles>
    <meta:document-statistic meta:table-count="3" meta:cell-count="17" meta:object-count="0"/>
  </office:meta>
</office:document-meta>
</file>